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dada" officeooo:paragraph-rsid="0015dad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>
      <style:text-properties officeooo:rsid="0015dada" officeooo:paragraph-rsid="0015dada"/>
    </style:style>
    <style:style style:name="P7" style:family="paragraph" style:parent-style-name="Text_20_body" style:list-style-name="L6">
      <style:text-properties officeooo:rsid="0015dada" officeooo:paragraph-rsid="0015dada"/>
    </style:style>
    <style:style style:name="P8" style:family="paragraph" style:parent-style-name="Text_20_body" style:list-style-name="L5">
      <style:text-properties officeooo:paragraph-rsid="0015dada"/>
    </style:style>
    <style:style style:name="P9" style:family="paragraph" style:parent-style-name="Text_20_body" style:list-style-name="L7">
      <style:text-properties officeooo:paragraph-rsid="0015dada"/>
    </style:style>
    <style:style style:name="P10" style:family="paragraph" style:parent-style-name="Text_20_body" style:list-style-name="L7">
      <style:text-properties officeooo:rsid="0016b81c" officeooo:paragraph-rsid="0016b81c"/>
    </style:style>
    <style:style style:name="P11" style:family="paragraph" style:parent-style-name="Text_20_body" style:list-style-name="L5">
      <style:text-properties officeooo:rsid="0016d563" officeooo:paragraph-rsid="0016d563"/>
    </style:style>
    <style:style style:name="P12" style:family="paragraph" style:parent-style-name="Text_20_body" style:list-style-name="L7">
      <style:text-properties officeooo:rsid="0016d563" officeooo:paragraph-rsid="0016d563"/>
    </style:style>
    <style:style style:name="P13" style:family="paragraph" style:parent-style-name="Text_20_body" style:list-style-name="L7">
      <style:text-properties officeooo:rsid="0016db7c" officeooo:paragraph-rsid="0016db7c"/>
    </style:style>
    <style:style style:name="P14" style:family="paragraph" style:parent-style-name="Text_20_body" style:list-style-name="L7">
      <style:text-properties officeooo:rsid="0017a697" officeooo:paragraph-rsid="0017a697"/>
    </style:style>
    <style:style style:name="P15" style:family="paragraph" style:parent-style-name="Text_20_body">
      <style:text-properties officeooo:rsid="0017a697" officeooo:paragraph-rsid="0017a697"/>
    </style:style>
    <style:style style:name="P16" style:family="paragraph" style:parent-style-name="Text_20_body" style:list-style-name="L7">
      <style:text-properties officeooo:rsid="00194fe4" officeooo:paragraph-rsid="00194fe4"/>
    </style:style>
    <style:style style:name="P17" style:family="paragraph" style:parent-style-name="Text_20_body" style:list-style-name="L6">
      <style:text-properties officeooo:rsid="00194fe4" officeooo:paragraph-rsid="00194fe4"/>
    </style:style>
    <style:style style:name="P18" style:family="paragraph" style:parent-style-name="Text_20_body" style:list-style-name="L6">
      <style:text-properties officeooo:rsid="00199355" officeooo:paragraph-rsid="00199355"/>
    </style:style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P20" style:family="paragraph" style:parent-style-name="Text_20_body" style:list-style-name="L2">
      <style:paragraph-properties fo:margin-top="0in" fo:margin-bottom="0in" loext:contextual-spacing="false"/>
    </style:style>
    <style:style style:name="P21" style:family="paragraph" style:parent-style-name="Text_20_body" style:list-style-name="L4">
      <style:paragraph-properties fo:margin-top="0in" fo:margin-bottom="0in" loext:contextual-spacing="false"/>
      <style:text-properties officeooo:paragraph-rsid="0016db7c"/>
    </style:style>
    <style:style style:name="P22" style:family="paragraph" style:parent-style-name="Title">
      <style:text-properties officeooo:rsid="0015dada" officeooo:paragraph-rsid="0015dada"/>
    </style:style>
    <style:style style:name="T1" style:family="text">
      <style:text-properties officeooo:rsid="0015dada"/>
    </style:style>
    <style:style style:name="T2" style:family="text">
      <style:text-properties officeooo:rsid="0016d563"/>
    </style:style>
    <style:style style:name="T3" style:family="text">
      <style:text-properties officeooo:rsid="0016db7c"/>
    </style:style>
    <style:style style:name="T4" style:family="text">
      <style:text-properties officeooo:rsid="0017a697"/>
    </style:style>
    <style:style style:name="T5" style:family="text">
      <style:text-properties officeooo:rsid="00192094"/>
    </style:style>
    <style:style style:name="T6" style:family="text">
      <style:text-properties officeooo:rsid="0019935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BA Kick Off 16.02.22</text:p>
      <text:h text:style-name="P1" text:outline-level="1">Themen</text:h>
      <text:list xml:id="list394263331" text:style-name="L5">
        <text:list-item>
          <text:p text:style-name="P8"><text:span text:style-name="T1">Feedback Continued</text:span></text:p>
        </text:list-item>
        <text:list-item>
          <text:p text:style-name="P6">Übersicht BA</text:p>
        </text:list-item>
        <text:list-item>
          <text:p text:style-name="P6">Nächste Schritte</text:p>
        </text:list-item>
        <text:list-item>
          <text:p text:style-name="P11">Slot finden für regelmässigen Termin</text:p>
        </text:list-item>
      </text:list>
      <text:h text:style-name="Heading_20_1" text:outline-level="1">Feedback Continued</text:h>
      <text:p text:style-name="Text_20_body">PM:</text:p>
      <text:list xml:id="list2842578113" text:style-name="L1">
        <text:list-item>
          <text:p text:style-name="P19">Wie waren die Besprechungen aus Ihrer Sicht in Bezug auf die Häufigkeit und den Detaillierungsgrad?<text:line-break/><text:span text:style-name="T3">Hat gepasst</text:span></text:p>
        </text:list-item>
        <text:list-item>
          <text:p text:style-name="P2">Sind Sie damit zufrieden oder wünschen Sie sich mehr Selbstständigkeit?<text:line-break/><text:span text:style-name="T4">Ok</text:span></text:p>
        </text:list-item>
      </text:list>
      <text:p text:style-name="Text_20_body">Dokumentation:</text:p>
      <text:list xml:id="list2303138515" text:style-name="L2">
        <text:list-item>
          <text:p text:style-name="P20">Wie fanden Sie den Aufbau des Dokuments?<text:line-break/><text:span text:style-name="T5">Ok<text:line-break/>Für BA: Einleitung &gt; Verwandte Arbeiten / Vorarbeiten &gt; ...</text:span></text:p>
        </text:list-item>
        <text:list-item>
          <text:p text:style-name="P20">Haben wir die formalen Vorgaben zu Quellenangaben, Glossar und Abkürzungen erfüllt?<text:line-break/><text:span text:style-name="T5">Quellen waren gut<text:line-break/>Glossar und Abkürzungen ok, eher optional</text:span></text:p>
        </text:list-item>
        <text:list-item>
          <text:p text:style-name="P3">War etwas zu viel?<text:line-break/><text:span text:style-name="T5">Nein</text:span></text:p>
        </text:list-item>
      </text:list>
      <text:p text:style-name="P15">=&gt; Mehr Raum nach oben bei verwandten Arbeiten<text:line-break/>=&gt; Systematische Literaturanalyse verwander Arbeiten<text:line-break/> <text:s/>=&gt; Klare Methodik zur Analyse (IEEE, ACM, …)</text:p>
      <text:p text:style-name="P15">Suche auf Plattformen, anhand klarer Inclusion Criteria ~10 Arbeiten auswählen und in Arbeit vergleichen.</text:p>
      <text:p text:style-name="P15">Aussuchen aus ~100 Arbeiten aus Filter von Plattformen<text:line-break/>=&gt; Vergleich mit diesen Studien in der Diskussion<text:line-break/><text:span text:style-name="T5">=&gt; Portal und Filter (Zeitraum, Keywords, Themen etc) definieren<text:line-break/>=&gt; Methodik beschreiben in Dok</text:span></text:p>
      <text:p text:style-name="Text_20_body">Problemlösung:</text:p>
      <text:list xml:id="list401833754" text:style-name="L3">
        <text:list-item>
          <text:p text:style-name="P4">Haben Sie auf technischer Ebene Verbesserungsvorschläge oder Inputs die wir in die BA mitnehmen können?<text:line-break/><text:span text:style-name="T5">Ok &gt; besser dokumentieren</text:span></text:p>
        </text:list-item>
      </text:list>
      <text:p text:style-name="Text_20_body"><text:soft-page-break/>Generell:<text:line-break/>Wir haben uns für die BA ein B als Minimalziel vorgenommen.</text:p>
      <text:list xml:id="list381338966" text:style-name="L4">
        <text:list-item>
          <text:p text:style-name="P21">Sind wir mit der aktuellen Arbeitsqualität auf Kurs für dieses Ziel?<text:line-break/><text:span text:style-name="T2">Ja<text:line-break/></text:span><text:span text:style-name="T5">+ weiteres Feedback<text:line-break/>Höhere Anforderungen an alles</text:span><text:span text:style-name="T2"><text:line-break/></text:span></text:p>
        </text:list-item>
        <text:list-item>
          <text:p text:style-name="P5">Wo können wir uns in Bezug auf die Benotung noch am meisten verbessern?<text:line-break/><text:span text:style-name="T5">Doku Code<text:line-break/>Kontext<text:line-break/>Related Work</text:span></text:p>
        </text:list-item>
      </text:list>
      <text:h text:style-name="P1" text:outline-level="1">Übersicht BA</text:h>
      <text:list xml:id="list2202838096" text:style-name="L7">
        <text:list-item>
          <text:p text:style-name="P9">Hinweise formale Anforderungen der Bachelor Thesis</text:p>
          <text:list>
            <text:list-item>
              <text:p text:style-name="P12">Präsi Bewertung</text:p>
              <text:list>
                <text:list-item>
                  <text:p text:style-name="P12">Video</text:p>
                </text:list-item>
                <text:list-item>
                  <text:p text:style-name="P12">Poster</text:p>
                </text:list-item>
                <text:list-item>
                  <text:p text:style-name="P12">Defense (20-40min empfohlen 30min + Fragen)</text:p>
                  <text:list>
                    <text:list-item>
                      <text:p text:style-name="P12">Fragen kommen vor allem zum Inhalt der Präsi</text:p>
                    </text:list-item>
                  </text:list>
                </text:list-item>
                <text:list-item>
                  <text:p text:style-name="P12">Tech Day Präsi</text:p>
                </text:list-item>
              </text:list>
            </text:list-item>
            <text:list-item>
              <text:p text:style-name="P13">Planung</text:p>
              <text:list>
                <text:list-item>
                  <text:p text:style-name="P13">Halbtage</text:p>
                </text:list-item>
                <text:list-item>
                  <text:p text:style-name="P13">Detailliertere Arbeitspakete</text:p>
                </text:list-item>
                <text:list-item>
                  <text:p text:style-name="P13">PM als eigenes Kapitel am Anfang</text:p>
                  <text:list>
                    <text:list-item>
                      <text:p text:style-name="P13">Tools beschreiben</text:p>
                      <text:list>
                        <text:list-item>
                          <text:p text:style-name="P14">GitLab mit Ordnerstruktur erklären</text:p>
                        </text:list-item>
                        <text:list-item>
                          <text:p text:style-name="P14">Besseres Readme</text:p>
                        </text:list-item>
                      </text:list>
                    </text:list-item>
                  </text:list>
                </text:list-item>
                <text:list-item>
                  <text:p text:style-name="P13">PM in Schlussfolgerung</text:p>
                  <text:list>
                    <text:list-item>
                      <text:p text:style-name="P13">Abweichungen beschreiben</text:p>
                    </text:list-item>
                  </text:list>
                </text:list-item>
              </text:list>
            </text:list-item>
            <text:list-item>
              <text:p text:style-name="P14">Eigenes GitLab Repo</text:p>
            </text:list-item>
            <text:list-item>
              <text:p text:style-name="P14">Abgrenzung Vorarbeit</text:p>
              <text:list>
                <text:list-item>
                  <text:p text:style-name="P14">Separat von verwandten Arbeiten</text:p>
                </text:list-item>
              </text:list>
            </text:list-item>
            <text:list-item>
              <text:p text:style-name="P16">Zwei Meetings mit Experte organisieren</text:p>
              <text:list>
                <text:list-item>
                  <text:p text:style-name="P16">Nachfragen was ist wichtig Dok / PM / Code?</text:p>
                  <text:list>
                    <text:list-item>
                      <text:p text:style-name="P16">Wie Abgaben machen? PDF / ZIP / Code?</text:p>
                    </text:list-item>
                  </text:list>
                </text:list-item>
                <text:list-item>
                  <text:p text:style-name="P16"><text:soft-page-break/>1. Meeting am Anfang</text:p>
                </text:list-item>
                <text:list-item>
                  <text:p text:style-name="P16">2. Meeting kurz vor Schluss</text:p>
                </text:list-item>
              </text:list>
            </text:list-item>
          </text:list>
        </text:list-item>
        <text:list-item>
          <text:p text:style-name="P10">Wichtige Termine?</text:p>
          <text:list>
            <text:list-item>
              <text:p text:style-name="P14">Kommt an Präsi am Montag</text:p>
            </text:list-item>
          </text:list>
        </text:list-item>
      </text:list>
      <text:h text:style-name="P1" text:outline-level="1">Nächste Schritte / To Dos</text:h>
      <text:list xml:id="list909315605" text:style-name="L6">
        <text:list-item>
          <text:p text:style-name="P7">Bereinigung Daten (Duplikate Cosine Similarity)</text:p>
        </text:list-item>
        <text:list-item>
          <text:p text:style-name="P7">Wartung Crawler</text:p>
        </text:list-item>
        <text:list-item>
          <text:p text:style-name="P7">Zeitplan <text:span text:style-name="T6">(beide)</text:span></text:p>
        </text:list-item>
        <text:list-item>
          <text:p text:style-name="P17">Terminserie abmachen <text:span text:style-name="T6">(Frau Kurpicz)</text:span></text:p>
        </text:list-item>
        <text:list-item>
          <text:p text:style-name="P18">2. VM bestellen (Felix) </text:p>
        </text:list-item>
        <text:list-item>
          <text:p text:style-name="P18">GitLab Repo einrichten (Anina)</text:p>
        </text:list-item>
        <text:list-item>
          <text:p text:style-name="P18">Meeting für Zeitplan erstellen nach Infoanlass Montag 18:00 (Felix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08:13:51.529033091</meta:creation-date>
    <dc:date>2023-02-16T09:19:30.079538289</dc:date>
    <meta:editing-duration>PT23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404" meta:character-count="2440" meta:non-whitespace-character-count="2134"/>
  </office:meta>
</office:document-meta>
</file>